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T2" style:parent-style-name="Hyperlink" style:family="text">
      <style:text-properties style:font-name="Helvetica" style:font-name-complex="Helvetica" fo:font-size="9pt" style:font-size-asian="9pt" style:font-size-complex="9pt" fo:background-color="#FFFFFF" fo:language="en" fo:country="US"/>
    </style:style>
    <style:style style:name="P3" style:parent-style-name="Normal" style:family="paragraph">
      <style:text-properties fo:language="en" fo:country="US"/>
    </style:style>
    <style:style style:name="P4" style:parent-style-name="Normal" style:family="paragraph">
      <style:text-properties style:font-name="Helvetica" fo:color="#505050" fo:font-size="9pt" style:font-size-asian="9pt" style:font-size-complex="9pt" fo:background-color="#FFFFFF" fo:language="en" fo:country="US"/>
    </style:style>
    <style:style style:name="T5" style:parent-style-name="Hyperlink" style:family="text">
      <style:text-properties style:font-name="Helvetica" fo:font-size="9pt" style:font-size-asian="9pt" style:font-size-complex="9pt" fo:background-color="#FFFFFF" fo:language="en" fo:country="US"/>
    </style:style>
    <style:style style:name="T6" style:parent-style-name="Hyperlink" style:family="text">
      <style:text-properties style:font-name="Helvetica" fo:font-size="9pt" style:font-size-asian="9pt" style:font-size-complex="9pt" fo:background-color="#FFFFFF" fo:language="en" fo:country="US"/>
    </style:style>
    <style:style style:name="T7" style:parent-style-name="DefaultParagraphFont" style:family="text">
      <style:text-properties style:font-name="Helvetica" fo:color="#505050" fo:font-size="9pt" style:font-size-asian="9pt" style:font-size-complex="9pt" fo:background-color="#FFFFFF" fo:language="en" fo:country="US"/>
    </style:style>
  </office:automatic-styles>
  <office:body>
    <office:text text:use-soft-page-breaks="true">
      <text:p text:style-name="P1">Get</text:p>
      <text:p text:style-name="Normal"><text:a xlink:href="http://localhost:8080/challengethrownat/2" office:target-frame-name="_top" xlink:show="replace"><text:span text:style-name="T2">http://localhost:8080/challengethrownat/2</text:span></text:a></text:p>
      <text:p text:style-name="P3">Post</text:p>
      <text:p text:style-name="P4">http://localhost:8080/create?playerId=1&amp;gameId=1&amp;comment="i challenge you to a combat"&amp;date=2000000000000&amp;args=1&amp;args=2&amp;args=3</text:p>
      <text:p text:style-name="Normal"><text:a xlink:href="http://localhost:8080/challenge/find?thrownBy=2&amp;end=false" office:target-frame-name="_top" xlink:show="replace"><text:span text:style-name="T5">http://localhost:8080/challenge/find?thrownBy=2&amp;end=false</text:span></text:a></text:p>
      <text:p text:style-name="Normal"><text:a xlink:href="http://localhost:8080/challenge/find?thrownBy=2&amp;end=false&amp;message=hihihi" office:target-frame-name="_top" xlink:show="replace"><text:span text:style-name="T6">http://localhost:8080/challenge/find?thrownBy=2&amp;end=false&amp;message=hihihi</text:span></text:a></text:p>
      <text:p text:style-name="Normal"><text:span text:style-name="T7">http://localhost:8080/challenge/find?end=fals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aptur, Pawel</meta:initial-creator>
    <dc:creator>Kaptur, Pawel</dc:creator>
    <meta:creation-date>2018-07-30T07:21:00Z</meta:creation-date>
    <dc:date>2018-08-02T07:28:00Z</dc:date>
    <meta:template xlink:href="Normal.dotm" xlink:type="simple"/>
    <meta:editing-cycles>16</meta:editing-cycles>
    <meta:editing-duration>PT0S</meta:editing-duration>
    <meta:document-statistic meta:page-count="1" meta:paragraph-count="1" meta:word-count="79" meta:character-count="579" meta:row-count="4" meta:non-whitespace-character-count="501"/>
  </office:meta>
</office:document-meta>
</file>